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italic" style:text-underline-style="none" fo:font-weight="normal" style:text-blinking="false" fo:background-color="transparent" style:font-size-asian="11pt" style:font-size-complex="11pt"/>
    </style:style>
    <style:style style:name="P2" style:family="paragraph" style:parent-style-name="Text_20_body">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style:text-blinking="false" fo:background-color="transparent" style:font-size-asian="11pt" style:font-size-complex="11pt"/>
    </style:style>
    <style:style style:name="P3"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style:text-blinking="false" fo:background-color="transparent" style:font-size-asian="11pt" style:font-size-complex="11pt"/>
    </style:style>
    <style:style style:name="P4"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5"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bc679" style:text-blinking="false" fo:background-color="transparent" style:font-size-asian="11pt" style:font-size-complex="11pt"/>
    </style:style>
    <style:style style:name="P6"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2031b1" style:text-blinking="false" fo:background-color="transparent" style:font-size-asian="11pt" style:font-size-complex="11pt"/>
    </style:style>
    <style:style style:name="P7"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031b1" officeooo:paragraph-rsid="002031b1" style:text-blinking="false" fo:background-color="transparent" style:font-size-asian="11pt" style:font-size-complex="11pt"/>
    </style:style>
    <style:style style:name="P8" style:family="paragraph" style:parent-style-name="Text_20_body">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4pt" fo:language="en" fo:country="US" fo:font-style="normal" style:text-underline-style="none" fo:font-weight="bold" style:text-blinking="false" fo:background-color="transparent" style:font-size-asian="14pt" style:font-size-complex="14pt"/>
    </style:style>
    <style:style style:name="P9" style:family="paragraph" style:parent-style-name="Text_20_body">
      <style:text-properties style:font-name="Liberation Serif" fo:font-size="11pt" fo:language="en" fo:country="US" style:font-size-asian="11pt" style:font-size-complex="11pt"/>
    </style:style>
    <style:style style:name="P10" style:family="paragraph" style:parent-style-name="Text_20_body">
      <style:paragraph-properties fo:margin-top="0mm" fo:margin-bottom="0mm" style:contextual-spacing="false" fo:line-height="138%" style:writing-mode="lr-tb"/>
      <style:text-properties style:font-name="Liberation Serif" fo:font-size="11pt" fo:language="en" fo:country="US" style:font-size-asian="11pt" style:font-size-complex="11pt"/>
    </style:style>
    <style:style style:name="P11" style:family="paragraph" style:parent-style-name="Text_20_body">
      <style:paragraph-properties fo:margin-top="0mm" fo:margin-bottom="0mm" style:contextual-spacing="false" fo:line-height="138%" style:writing-mode="lr-tb"/>
      <style:text-properties style:font-name="Liberation Serif" fo:font-size="11pt" fo:language="en" fo:country="US" officeooo:paragraph-rsid="002031b1" style:font-size-asian="11pt" style:font-size-complex="11pt"/>
    </style:style>
    <style:style style:name="P12" style:family="paragraph" style:parent-style-name="Text_20_body">
      <style:paragraph-properties fo:margin-top="0mm" fo:margin-bottom="0mm" style:contextual-spacing="false" fo:line-height="138%" style:writing-mode="lr-tb"/>
      <style:text-properties style:font-name="Liberation Serif" fo:font-size="11pt" fo:language="en" fo:country="US" officeooo:paragraph-rsid="001bc679" style:font-size-asian="11pt" style:font-size-complex="11pt"/>
    </style:style>
    <style:style style:name="P13" style:family="paragraph" style:parent-style-name="Text_20_body">
      <style:text-properties style:font-name="Liberation Serif" fo:font-size="11pt" fo:language="en" fo:country="US" officeooo:rsid="00233b42" officeooo:paragraph-rsid="00233b42" style:font-size-asian="11pt" style:font-size-complex="11pt"/>
    </style:style>
    <style:style style:name="P14" style:family="paragraph" style:parent-style-name="Text_20_body" style:list-style-name="L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5" style:family="paragraph" style:parent-style-name="Text_20_body" style:list-style-name="L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6" style:family="paragraph" style:parent-style-name="Text_20_body" style:list-style-name="L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7" style:family="paragraph" style:parent-style-name="Text_20_body" style:list-style-name="L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8" style:family="paragraph" style:parent-style-name="Text_20_body" style:list-style-name="L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9" style:family="paragraph" style:parent-style-name="Text_20_body" style:list-style-name="L1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0" style:family="paragraph" style:parent-style-name="Text_20_body" style:list-style-name="L1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1" style:family="paragraph" style:parent-style-name="Text_20_body" style:list-style-name="L1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2" style:family="paragraph" style:parent-style-name="Text_20_body" style:list-style-name="L1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3" style:family="paragraph" style:parent-style-name="Text_20_body" style:list-style-name="L1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4" style:family="paragraph" style:parent-style-name="Text_20_body" style:list-style-name="L15">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93561" style:text-blinking="false" fo:background-color="transparent" style:font-size-asian="11pt" style:font-size-complex="11pt"/>
    </style:style>
    <style:style style:name="P25" style:family="paragraph" style:parent-style-name="Text_20_body" style:list-style-name="L1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93561" style:text-blinking="false" fo:background-color="transparent" style:font-size-asian="11pt" style:font-size-complex="11pt"/>
    </style:style>
    <style:style style:name="P26" style:family="paragraph" style:parent-style-name="Text_20_body" style:list-style-name="L1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7" style:family="paragraph" style:parent-style-name="Text_20_body" style:list-style-name="L1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8" style:family="paragraph" style:parent-style-name="Text_20_body" style:list-style-name="L1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9" style:family="paragraph" style:parent-style-name="Text_20_body" style:list-style-name="L2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0" style:family="paragraph" style:parent-style-name="Text_20_body" style:list-style-name="L2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1" style:family="paragraph" style:parent-style-name="Text_20_body" style:list-style-name="L2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2" style:family="paragraph" style:parent-style-name="Text_20_body" style:list-style-name="L2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3" style:family="paragraph" style:parent-style-name="Text_20_body" style:list-style-name="L25">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4" style:family="paragraph" style:parent-style-name="Text_20_body" style:list-style-name="L2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5" style:family="paragraph" style:parent-style-name="Text_20_body" style:list-style-name="L2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6" style:family="paragraph" style:parent-style-name="Text_20_body" style:list-style-name="L2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7" style:family="paragraph" style:parent-style-name="Text_20_body" style:list-style-name="L3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8" style:family="paragraph" style:parent-style-name="Text_20_body" style:list-style-name="L3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9" style:family="paragraph" style:parent-style-name="Text_20_body" style:list-style-name="L3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0" style:family="paragraph" style:parent-style-name="Text_20_body" style:list-style-name="L35">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1" style:family="paragraph" style:parent-style-name="Text_20_body" style:list-style-name="L3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2" style:family="paragraph" style:parent-style-name="Text_20_body" style:list-style-name="L4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3" style:family="paragraph" style:parent-style-name="Text_20_body" style:list-style-name="L4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4" style:family="paragraph" style:parent-style-name="Text_20_body" style:list-style-name="L3">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2c60c" officeooo:paragraph-rsid="0022c60c" style:text-blinking="false" fo:background-color="transparent" style:font-size-asian="11pt" style:font-size-complex="11pt"/>
    </style:style>
    <style:style style:name="P45" style:family="paragraph" style:parent-style-name="Text_20_body" style:list-style-name="L3">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2c60c" officeooo:paragraph-rsid="00233b42" style:text-blinking="false" fo:background-color="transparent" style:font-size-asian="11pt" style:font-size-complex="11pt"/>
    </style:style>
    <style:style style:name="P46" style:family="paragraph" style:parent-style-name="Text_20_body" style:list-style-name="L3">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3b42" officeooo:paragraph-rsid="00233b42" style:text-blinking="false" fo:background-color="transparent" style:font-size-asian="11pt" style:font-size-complex="11pt"/>
    </style:style>
    <style:style style:name="P47" style:family="paragraph" style:parent-style-name="Text_20_body" style:list-style-name="L5">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031b1" officeooo:paragraph-rsid="002031b1" style:text-blinking="false" fo:background-color="transparent" style:font-size-asian="11pt" style:font-size-complex="11pt"/>
    </style:style>
    <style:style style:name="P48" style:family="paragraph" style:parent-style-name="Text_20_body" style:list-style-name="L3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1f8332" officeooo:paragraph-rsid="001f8332" style:text-blinking="false" fo:background-color="transparent" style:font-size-asian="11pt" style:font-size-complex="11pt"/>
    </style:style>
    <style:style style:name="P49" style:family="paragraph" style:parent-style-name="Text_20_body" style:list-style-name="L3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1fbb78" officeooo:paragraph-rsid="001fbb78" style:text-blinking="false" fo:background-color="transparent" style:font-size-asian="11pt" style:font-size-complex="11pt"/>
    </style:style>
    <style:style style:name="P50" style:family="paragraph" style:parent-style-name="Text_20_body" style:list-style-name="L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1" style:family="paragraph" style:parent-style-name="Text_20_body" style:list-style-name="L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95787" style:text-blinking="false" style:font-size-asian="11pt" style:font-size-complex="11pt"/>
    </style:style>
    <style:style style:name="P52" style:family="paragraph" style:parent-style-name="Text_20_body" style:list-style-name="L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3" style:family="paragraph" style:parent-style-name="Text_20_body" style:list-style-name="L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4" style:family="paragraph" style:parent-style-name="Text_20_body" style:list-style-name="L2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5" style:family="paragraph" style:parent-style-name="Text_20_body" style:list-style-name="L2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6" style:family="paragraph" style:parent-style-name="Text_20_body" style:list-style-name="L2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7" style:family="paragraph" style:parent-style-name="Text_20_body" style:list-style-name="L2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8" style:family="paragraph" style:parent-style-name="Text_20_body" style:list-style-name="L2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9" style:family="paragraph" style:parent-style-name="Text_20_body" style:list-style-name="L3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0" style:family="paragraph" style:parent-style-name="Text_20_body" style:list-style-name="L3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1" style:family="paragraph" style:parent-style-name="Text_20_body" style:list-style-name="L3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2" style:family="paragraph" style:parent-style-name="Text_20_body" style:list-style-name="L3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3" style:family="paragraph" style:parent-style-name="Text_20_body" style:list-style-name="L3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4" style:family="paragraph" style:parent-style-name="Text_20_body" style:list-style-name="L4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5" style:family="paragraph" style:parent-style-name="Text_20_body" style:list-style-name="L4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T1" style:family="text">
      <style:text-properties fo:background-color="transparent" loext:char-shading-value="0"/>
    </style:style>
    <style:style style:name="T2" style:family="text">
      <style:text-properties fo:font-weight="normal"/>
    </style:style>
    <style:style style:name="T3" style:family="text">
      <style:text-properties fo:color="#0000ff" loext:opacity="100%"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position="super 58%"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normal" officeooo:rsid="002031b1"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193561"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195787"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1a0220"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1a1d33"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01bc679"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025a51f"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bold" officeooo:rsid="002031b1" style:text-blinking="false" fo:background-color="transparent" loext:char-shading-value="0"/>
    </style:style>
    <style:style style:name="T16" style:family="text">
      <style:text-properties fo:font-variant="normal" fo:text-transform="none" fo:color="#0000ff" loext:opacity="100%" style:text-line-through-style="none" style:text-line-through-type="none" fo:font-style="normal" style:text-underline-style="none" fo:font-weight="bold" style:text-blinking="false" fo:background-color="transparent" loext:char-shading-value="0"/>
    </style:style>
    <style:style style:name="T17" style:family="text">
      <style:text-properties fo:font-variant="normal" fo:text-transform="none" fo:color="#ff9900" loext:opacity="100%" style:text-line-through-style="none" style:text-line-through-type="none" fo:font-style="normal" style:text-underline-style="none" fo:font-weight="bold" style:text-blinking="false" fo:background-color="transparent" loext:char-shading-value="0"/>
    </style:style>
    <style:style style:name="T18" style:family="text">
      <style:text-properties fo:font-variant="normal" fo:text-transform="none" fo:color="#ff0000" loext:opacity="100%" style:text-line-through-style="none" style:text-line-through-type="none" fo:font-style="normal" style:text-underline-style="none" fo:font-weight="bold" style:text-blinking="false" fo:background-color="transparent" loext:char-shading-value="0"/>
    </style:style>
    <style:style style:name="T19" style:family="text">
      <style:text-properties fo:font-variant="normal" fo:text-transform="none" fo:color="#666666" loext:opacity="100%" style:text-line-through-style="none" style:text-line-through-type="none" fo:font-style="normal" style:text-underline-style="none" fo:font-weight="normal" style:text-blinking="false" fo:background-color="transparent" loext:char-shading-value="0"/>
    </style:style>
    <style:style style:name="T20" style:family="text">
      <style:text-properties fo:font-variant="normal" fo:text-transform="none" fo:color="#666666" loext:opacity="100%" style:text-line-through-style="none" style:text-line-through-type="none" fo:font-style="normal" style:text-underline-style="none" fo:font-weight="normal" officeooo:rsid="002864a6" style:text-blinking="false" fo:background-color="transparent" loext:char-shading-value="0"/>
    </style:style>
    <style:style style:name="T21" style:family="text">
      <style:text-properties fo:color="#ff0000" loext:opacity="100%" fo:background-color="transparent" loext:char-shading-value="0"/>
    </style:style>
    <style:style style:name="T22" style:family="text">
      <style:text-properties fo:color="#ff9900" loext:opacity="100%" fo:background-color="transparent" loext:char-shading-value="0"/>
    </style:style>
    <style:style style:name="T23" style:family="text">
      <style:text-properties fo:font-weight="bold" fo:background-color="transparent" loext:char-shading-value="0"/>
    </style:style>
    <style:style style:name="T24" style:family="text">
      <style:text-properties fo:color="#666666" loext:opacity="100%" fo:background-color="transparent" loext:char-shading-value="0"/>
    </style:style>
    <style:style style:name="T25" style:family="text">
      <style:text-properties officeooo:rsid="00193561"/>
    </style:style>
    <style:style style:name="T26" style:family="text">
      <style:text-properties style:text-position="super 58%" fo:background-color="transparent" loext:char-shading-value="0"/>
    </style:style>
    <style:style style:name="T27" style:family="text">
      <style:text-properties officeooo:rsid="001a0220"/>
    </style:style>
    <style:style style:name="T28" style:family="text">
      <style:text-properties officeooo:rsid="001a1d33"/>
    </style:style>
    <style:style style:name="T29" style:family="text">
      <style:text-properties officeooo:rsid="001bc679"/>
    </style:style>
    <style:style style:name="T30" style:family="text">
      <style:text-properties officeooo:rsid="00233b42"/>
    </style:style>
    <style:style style:name="T31" style:family="text">
      <style:text-properties officeooo:rsid="002864a6"/>
    </style:style>
    <text:list-style style:name="L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5">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5f5931c5-7fff-3721-0a66-cb9e43408d60"/>Arkham Horror LCG</text:p>
      <text:p text:style-name="P1">a DragnCards plugin</text:p>
      <text:p text:style-name="P9"/>
      <text:p text:style-name="P2">General usage</text:p>
      <text:p text:style-name="P9"/>
      <text:list xml:id="list2791614109" text:style-name="L1">
        <text:list-item>
          <text:p text:style-name="P14">Set the desired number of players.</text:p>
        </text:list-item>
        <text:list-item>
          <text:p text:style-name="P14">Set the layout that matches the number of players for everyone.</text:p>
        </text:list-item>
        <text:list-item>
          <text:p text:style-name="P14">Set first player, they will become Lead Investigator (LI).</text:p>
        </text:list-item>
        <text:list-item>
          <text:p text:style-name="P14">Each player loads their deck.</text:p>
        </text:list-item>
        <text:list-item>
          <text:p text:style-name="P14">One player (preferably LI) loads desired scenario.</text:p>
        </text:list-item>
        <text:list-item>
          <text:p text:style-name="P14">Scenario setup procedure is executed (details below).</text:p>
        </text:list-item>
        <text:list-item>
          <text:p text:style-name="P14">Players (preferably LI) adjust the Chaos Bag to match the campaign the group plays.</text:p>
        </text:list-item>
        <text:list-item>
          <text:p text:style-name="P14">Scenario is ready to play.</text:p>
        </text:list-item>
      </text:list>
      <text:p text:style-name="P9"/>
      <text:p text:style-name="P2">Groups</text:p>
      <text:p text:style-name="P9"/>
      <text:p text:style-name="P4">Cards (Investigators, Assets, Treacheries, Events, Skills, Enemies, Scenarios, <text:span text:style-name="T31">References, </text:span>Agendas, Acts, Locations, Stories &amp; Keys), mini cards (Mini Investigators &amp; Concealed Cards), and some tokens (Chaos Tokens, Lead Investigator Token, Key Tokens, Flooded Tokens &amp; Seal Tokens) are the draggable elements. All of them are at always located in one of the groups available in the game. The groups are:</text:p>
      <text:p text:style-name="P9"/>
      <text:list xml:id="list3266140239" text:style-name="L2">
        <text:list-item>
          <text:p text:style-name="P50"><text:span text:style-name="T3">Locations</text:span><text:span text:style-name="T26">12</text:span><text:span text:style-name="T1"> - free group where Mini Investigators move through Location cards.</text:span></text:p>
        </text:list-item>
        <text:list-item>
          <text:p text:style-name="P50"><text:span text:style-name="T3">Encounter Deck</text:span><text:span text:style-name="T1"> - deck group where fresh Encounter cards are kept facedown.</text:span></text:p>
        </text:list-item>
        <text:list-item>
          <text:p text:style-name="P50"><text:span text:style-name="T3">Encounter Discard</text:span><text:span text:style-name="T1"> - pile group where used Encounter cards are kept faceup.</text:span></text:p>
        </text:list-item>
        <text:list-item>
          <text:p text:style-name="P50"><text:span text:style-name="T3">Agenda Deck</text:span><text:span text:style-name="T26">12</text:span><text:span text:style-name="T1"> - pile group where Agenda cards are kept.</text:span></text:p>
        </text:list-item>
        <text:list-item>
          <text:p text:style-name="P51"><text:span text:style-name="T3">Act Deck</text:span><text:span text:style-name="T26">12</text:span><text:span text:style-name="T1"> - pile group where Act cards are kept.</text:span></text:p>
        </text:list-item>
        <text:list-item>
          <text:p text:style-name="P51"><text:span text:style-name="T3">Scenario Reference</text:span><text:span text:style-name="T26">12</text:span><text:span text:style-name="T1"> - pile group where Scenario card is kept.</text:span></text:p>
        </text:list-item>
        <text:list-item>
          <text:p text:style-name="P51"><text:span text:style-name="T3">Void</text:span><text:span text:style-name="T26">12</text:span><text:span text:style-name="T1"> - fan group where Events, Skills &amp; Chaos Tokens are kept until resolved.</text:span></text:p>
        </text:list-item>
        <text:list-item>
          <text:p text:style-name="P50"><text:span text:style-name="T3">Player 1-4 Hand</text:span><text:span text:style-name="T1"> - fan groups where cards "in hand" are kept, hidden from other players.</text:span></text:p>
        </text:list-item>
        <text:list-item>
          <text:p text:style-name="P50"><text:span text:style-name="T3">Player 1-4 Deck</text:span><text:span text:style-name="T1"> - deck groups where fresh Player cards are kept facedown.</text:span></text:p>
        </text:list-item>
        <text:list-item>
          <text:p text:style-name="P50"><text:span text:style-name="T3">Player 1-4 Discard</text:span><text:span text:style-name="T1"> - pile groups where used Player cards are kept faceup.</text:span></text:p>
        </text:list-item>
        <text:list-item>
          <text:p text:style-name="P51"><text:span text:style-name="T3">Player 1-4 Investigator</text:span><text:span text:style-name="T26">12</text:span><text:span text:style-name="T1"> - row groups where Investigator card is kept.</text:span></text:p>
        </text:list-item>
        <text:list-item>
          <text:p text:style-name="P51"><text:span text:style-name="T3">Player 1-4 Play Area</text:span><text:span text:style-name="T26">12</text:span><text:span text:style-name="T1"> - row groups where Asset cards are kept.</text:span></text:p>
        </text:list-item>
        <text:list-item>
          <text:p text:style-name="P51"><text:span text:style-name="T3">Player 1-4 Threat</text:span><text:span text:style-name="T26">12</text:span><text:span text:style-name="T1"> - row groups where Enemy and Treachery cards are kept.</text:span></text:p>
        </text:list-item>
        <text:list-item>
          <text:p text:style-name="P50"><text:span text:style-name="T21">Player 1-4 Removed</text:span><text:span text:style-name="T1"> - hidden groups where cards removed from the game are kept.</text:span></text:p>
        </text:list-item>
        <text:list-item>
          <text:p text:style-name="P50"><text:span text:style-name="T21">Player 1-4 Exiled</text:span><text:span text:style-name="T1"> - hidden groups where cards exiled from the game are kept.</text:span></text:p>
        </text:list-item>
        <text:list-item>
          <text:p text:style-name="P51"><text:span text:style-name="T22">Off Map</text:span><text:span text:style-name="T26">12</text:span><text:span text:style-name="T1"> - row group where concealed Enemies are kept.</text:span></text:p>
        </text:list-item>
        <text:list-item>
          <text:p text:style-name="P51"><text:span text:style-name="T22">Act Decks B-E</text:span><text:span text:style-name="T26">12</text:span><text:span text:style-name="T1"> - pile groups where extra Act cards are kept.</text:span></text:p>
        </text:list-item>
        <text:list-item>
          <text:p text:style-name="P51"><text:span text:style-name="T22">Not in Play</text:span><text:bookmark-start text:name="__DdeLink__3_3910120831"/><text:span text:style-name="T26">1</text:span><text:bookmark-end text:name="__DdeLink__3_3910120831"/><text:span text:style-name="T1"> - row group where cards "set aside" are kept.</text:span></text:p>
        </text:list-item>
        <text:list-item>
          <text:p text:style-name="P50"><text:span text:style-name="T22">Decks A-C</text:span><text:span text:style-name="T1"> - deck groups where fresh cards of some type are kept facedown.</text:span></text:p>
        </text:list-item>
        <text:list-item>
          <text:p text:style-name="P50"><text:soft-page-break/><text:span text:style-name="T22">Discards A-C</text:span><text:span text:style-name="T1"> - pile groups where used cards of some type are kept faceup.</text:span></text:p>
        </text:list-item>
        <text:list-item>
          <text:p text:style-name="P51"><text:span text:style-name="T22">Victory Display</text:span><text:span text:style-name="T26">1</text:span><text:span text:style-name="T1"> - row group where scored Victory cards are kept.</text:span></text:p>
        </text:list-item>
        <text:list-item>
          <text:p text:style-name="P50"><text:span text:style-name="T22">Tokens</text:span><text:span text:style-name="T1"> - fan group where unused Tokens are kept (except Chaos Tokens).</text:span></text:p>
        </text:list-item>
        <text:list-item>
          <text:p text:style-name="P50"><text:span text:style-name="T22">Piles A-D</text:span><text:span text:style-name="T1"> - pile groups where cards of some type are kept faceup.</text:span></text:p>
        </text:list-item>
        <text:list-item>
          <text:p text:style-name="P50"><text:span text:style-name="T21">Chaos Bag</text:span><text:span text:style-name="T1"> - hidden group where Chaos Tokens are kept.</text:span></text:p>
        </text:list-item>
        <text:list-item>
          <text:p text:style-name="P50"><text:span text:style-name="T21">Scenario Removed</text:span><text:span text:style-name="T1"> - hidden group where cards removed from the game are kept.</text:span></text:p>
        </text:list-item>
      </text:list>
      <text:p text:style-name="P9"/>
      <text:p text:style-name="P10"><text:span text:style-name="T5">1</text:span><text:span text:style-name="T4"> </text:span><text:span text:style-name="T6">- these groups are considered "advanced" groups, that is groups where cards can have tokens and attachments.</text:span></text:p>
      <text:p text:style-name="P10"><text:span text:style-name="T5">2</text:span><text:span text:style-name="T4"> </text:span><text:span text:style-name="T6">- these groups are considered "in play" groups, that is groups where cards are "active".</text:span></text:p>
      <text:p text:style-name="P9"/>
      <text:p text:style-name="P10"><text:span text:style-name="T16">Blue</text:span><text:span text:style-name="T4"> </text:span><text:span text:style-name="T6">groups are visible on main screen (when it comes to Player Hand, Player Deck, Player Discard - only one set is visible at a time). </text:span><text:span text:style-name="T17">Orange</text:span><text:span text:style-name="T4"> </text:span><text:span text:style-name="T6">groups are visible on the sideboard screen. </text:span><text:span text:style-name="T18">Red</text:span><text:span text:style-name="T4"> </text:span><text:span text:style-name="T6">groups are accessible only via menu options.</text:span></text:p>
      <text:p text:style-name="P9"/>
      <text:p text:style-name="P2">Scenario setup procedure</text:p>
      <text:p text:style-name="P9"/>
      <text:p text:style-name="P13">During the scenario setup procedure the game:</text:p>
      <text:list xml:id="list782193414" text:style-name="L3">
        <text:list-item>
          <text:p text:style-name="P44">...checks if all players have their investigators and decks of at least 20 cards loaded;</text:p>
        </text:list-item>
        <text:list-item>
          <text:p text:style-name="P44">...replaces Random Basic Weakness cards with actual Weakness cards;</text:p>
        </text:list-item>
        <text:list-item>
          <text:p text:style-name="P44">...<text:span text:style-name="T30">attaches Key cards to Investigators;</text:span></text:p>
        </text:list-item>
        <text:list-item>
          <text:p text:style-name="P44">...<text:span text:style-name="T30">places Permanent cards in Play Areas;</text:span></text:p>
        </text:list-item>
        <text:list-item>
          <text:p text:style-name="P44">...<text:span text:style-name="T30">asks each player to state their investigator’s physical trauma (and places damage tokens);</text:span></text:p>
        </text:list-item>
        <text:list-item>
          <text:p text:style-name="P45">...<text:span text:style-name="T30">asks each player to state their investigator’s mental trauma (and places horror tokens);</text:span></text:p>
        </text:list-item>
        <text:list-item>
          <text:p text:style-name="P45">...<text:span text:style-name="T30">asks LI about difficulty level;</text:span></text:p>
        </text:list-item>
        <text:list-item>
          <text:p text:style-name="P45">...<text:span text:style-name="T30">draws initial hand of cards for each player and asks them about mulligan;</text:span></text:p>
        </text:list-item>
        <text:list-item>
          <text:p text:style-name="P45">...<text:span text:style-name="T30">asks scenario-related questions which affect setup (scenario dependent);</text:span></text:p>
        </text:list-item>
        <text:list-item>
          <text:p text:style-name="P45">...<text:span text:style-name="T30">proceeds with scenario setup (includes spawning Mini Investigator cards);</text:span></text:p>
        </text:list-item>
        <text:list-item>
          <text:p text:style-name="P45">...<text:span text:style-name="T30">shuffles non-player decks;</text:span></text:p>
        </text:list-item>
        <text:list-item>
          <text:p text:style-name="P45">...<text:span text:style-name="T30">sets round number to 1;</text:span></text:p>
        </text:list-item>
        <text:list-item>
          <text:p text:style-name="P46">...sets phase step to I1;</text:p>
        </text:list-item>
        <text:list-item>
          <text:p text:style-name="P46">...logs a message about the need to adjust the Chaos Bag from default configuration if needed.</text:p>
        </text:list-item>
        <text:list-item>
          <text:p text:style-name="P46">Scenario is ready to play.</text:p>
        </text:list-item>
      </text:list>
      <text:p text:style-name="P9"/>
      <text:p text:style-name="P2">Preferences</text:p>
      <text:p text:style-name="P9"/>
      <text:p text:style-name="P4">There are two preferences in the plugin.</text:p>
      <text:p text:style-name="P9"/>
      <text:list xml:id="list1566079107" text:style-name="L4">
        <text:list-item>
          <text:p text:style-name="P52"><text:span text:style-name="T1">Block unsafe action (player preference) - with this option unchecked, rules marked with </text:span><text:span text:style-name="T24">this color of text</text:span><text:span text:style-name="T1">, are not enforced.</text:span></text:p>
        </text:list-item>
        <text:list-item>
          <text:p text:style-name="P15"><text:soft-page-break/>Loop until investigators done (game preference) - with this option unchecked, the game will ignore that some investigators haven't done their turn yet when entering step I2.2, and always jump forward to step I3, rather than back to step I2.</text:p>
        </text:list-item>
      </text:list>
      <text:p text:style-name="P9"/>
      <text:p text:style-name="P2">Functionality of the plugin</text:p>
      <text:p text:style-name="P9"/>
      <text:p text:style-name="P11"><text:span text:style-name="T15">Actions<text:line-break/></text:span><text:span text:style-name="T7">Once the scenario has been initialized it is possible to use appearing card menu options to signal that the player wishes to do an action. Available options are:</text:span></text:p>
      <text:p text:style-name="P7"/>
      <text:list xml:id="list2625515112" text:style-name="L5">
        <text:list-item>
          <text:p text:style-name="P47">"Attempt to investigate" – available for the player whose investigator turn it is now, on a Location card in Locations. Logs a message.</text:p>
        </text:list-item>
        <text:list-item>
          <text:p text:style-name="P47">"Move to" – available for the player whose investigator turn it is now, on a Location card in Locations. Logs a message and moves Mini Investigator card to the specified location.</text:p>
        </text:list-item>
        <text:list-item>
          <text:p text:style-name="P47">"Trigger action ability" – available for the player whose investigator turn it is now, on a card in play, controlled by that player or the scenario, with an action icon in its text. Logs a message.</text:p>
        </text:list-item>
        <text:list-item>
          <text:p text:style-name="P47">"Trigger free ability" – available for any player, on a card in play, controlled by that player or the scenario, with a free icon in its text. Logs a message.</text:p>
        </text:list-item>
        <text:list-item>
          <text:p text:style-name="P47">"Trigger reaction ability" – available for any player, on a card in play, controlled by that player or the scenario, with a reaction icon in its text. Logs a message.</text:p>
        </text:list-item>
        <text:list-item>
          <text:p text:style-name="P47">"Attempt to fight" – available for the player whose investigator turn it is now, on an Enemy card in Locations or Threat. Logs a message.</text:p>
        </text:list-item>
        <text:list-item>
          <text:p text:style-name="P47">"Engage" – available for the player whose investigator turn it is now, on an Enemy card in Locations or Threat (except player’s own Threat). Logs a message and moves the Enemy into player’s own Threat.</text:p>
        </text:list-item>
        <text:list-item>
          <text:p text:style-name="P47">"Attempt to evade" – available for the player whose investigator turn it is now, on an Enemy card in Locations or Threat. Logs a message.</text:p>
        </text:list-item>
      </text:list>
      <text:p text:style-name="P7"/>
      <text:p text:style-name="P7">The three remaining actions (Draw, Resource, and Play) are executed via hotkeys or menus described elsewhere.</text:p>
      <text:p text:style-name="P6"/>
      <text:p text:style-name="P11"><text:span text:style-name="T14">Advance<text:line-break/></text:span><text:span text:style-name="T6">Groups that are either Agenda / Act Decks, that have at least one Agenda / Act card in them - can be advanced, that is their top card will be turned facedown (if faceup) or moved to the end of the pile and turned faceup (if facedown). Turning an Agenda card facedown will check if there is enough accrued doom to advance, and prompt whether to remove all doom on cards in play before advancing or just advance. Turning an Act card facedown will check if there is enough clues on the card to advance, and prompt whether to remove them before advancing or just advance.</text:span></text:p>
      <text:p text:style-name="P9"/>
      <text:list xml:id="list776706097" text:style-name="L6">
        <text:list-item>
          <text:p text:style-name="P16">To advance a group, use "Advance" <text:span text:style-name="T25">Agenda / Act Deck </text:span>group menu option.</text:p>
        </text:list-item>
      </text:list>
      <text:p text:style-name="P9"/>
      <text:p text:style-name="P10"><text:soft-page-break/><text:span text:style-name="T14">Attach<text:line-break/></text:span><text:span text:style-name="T6">Cards </text:span><text:span text:style-name="T19">that are either an Asset / Treachery / Event / Skill / Enemy / Key / Chaos Token / Key Token / Flooded Token / Seal Token</text:span><text:span text:style-name="T6">, that don't have attached cards - can be attached to other cards </text:span><text:span text:style-name="T19">that are either an Investigator / Asset / Treachery / Event / Skill / Enemy / Scenario / </text:span><text:span text:style-name="T20">Reference / </text:span><text:span text:style-name="T19">Agenda / Act / Location / Story</text:span><text:span text:style-name="T6">, that are in advanced groups, that themselves aren't attached. Cards are attached on the left side, tokens on the right.</text:span></text:p>
      <text:p text:style-name="P9"/>
      <text:list xml:id="list3697278441" text:style-name="L7">
        <text:list-item>
          <text:p text:style-name="P53"><text:span text:style-name="T1">To start attaching a card, use </text:span><text:span text:style-name="T23">A</text:span><text:span text:style-name="T1"> hotkey or "Attach" card menu option on the card that you want to attach. That card will become highlighted.</text:span></text:p>
        </text:list-item>
        <text:list-item>
          <text:p text:style-name="P53"><text:span text:style-name="T1">To complete attaching a card, use </text:span><text:span text:style-name="T23">A</text:span><text:span text:style-name="T1"> hotkey or "Attach to" card menu option on the card that you want to attach the first card to.</text:span></text:p>
        </text:list-item>
      </text:list>
      <text:p text:style-name="P9"/>
      <text:p text:style-name="P10"><text:span text:style-name="T14">Automation</text:span><text:span text:style-name="T6"><text:line-break/>When entering some steps of some of the phases of each game turn, the game will do some things automatically, or ask the players (usually the LI) whether to do them. This will not work until the scenario has been loaded and initialized.</text:span></text:p>
      <text:p text:style-name="P9"/>
      <text:list xml:id="list3776210910" text:style-name="L8">
        <text:list-item>
          <text:p text:style-name="P17">To advance the game by one step, use arrow down hotkey. The player who does that is referenced below as the advancing player.</text:p>
        </text:list-item>
      </text:list>
      <text:p text:style-name="P9"/>
      <text:p text:style-name="P4">On step M1 the game will:</text:p>
      <text:list xml:id="list2961663313" text:style-name="L9">
        <text:list-item>
          <text:p text:style-name="P18">log a reminder message and increase round number.</text:p>
        </text:list-item>
      </text:list>
      <text:p text:style-name="P9"/>
      <text:p text:style-name="P4">On step M2 the game will:</text:p>
      <text:list xml:id="list2111108902" text:style-name="L10">
        <text:list-item>
          <text:p text:style-name="P19">ask the advancing player to place 1 doom on current agenda.</text:p>
        </text:list-item>
      </text:list>
      <text:p text:style-name="P9"/>
      <text:p text:style-name="P4">On step M3 the game will:</text:p>
      <text:list xml:id="list569087067" text:style-name="L11">
        <text:list-item>
          <text:p text:style-name="P20">if there is enough doom accrued to advance current agenda - log a reminder message &amp; trigger the Advance function of the Agenda group on behalf of the advancing player.</text:p>
        </text:list-item>
      </text:list>
      <text:p text:style-name="P9"/>
      <text:p text:style-name="P4">On step M4 the game will:</text:p>
      <text:list xml:id="list833621611" text:style-name="L12">
        <text:list-item>
          <text:p text:style-name="P21">ask each investigator (in player order) to draw 1 encounter card.</text:p>
        </text:list-item>
      </text:list>
      <text:p text:style-name="P9"/>
      <text:p text:style-name="P4">On step I2 the game will:</text:p>
      <text:list xml:id="list1035669929" text:style-name="L13">
        <text:list-item>
          <text:p text:style-name="P22">if no investigator is taking their turn now - calculate how many investigators didn't take their turn yet, and:</text:p>
          <text:list>
            <text:list-item>
              <text:p text:style-name="P22">if the result is 0 - jump to step I3;</text:p>
            </text:list-item>
            <text:list-item>
              <text:p text:style-name="P22">if the result is 1 - log a reminder message &amp; trigger the "Start turn" function on behalf of the single investigator <text:span text:style-name="T25">who</text:span> didn't take their turn yet;</text:p>
            </text:list-item>
            <text:list-item>
              <text:p text:style-name="P22">if the result is 2 or greater - automatically log a reminder message.</text:p>
            </text:list-item>
          </text:list>
        </text:list-item>
      </text:list>
      <text:p text:style-name="P9"><text:soft-page-break/></text:p>
      <text:p text:style-name="P4">On step I2.2 the game will:</text:p>
      <text:list xml:id="list2353726152" text:style-name="L14">
        <text:list-item>
          <text:p text:style-name="P23">if an investigator is taking their turn now - end it;</text:p>
        </text:list-item>
        <text:list-item>
          <text:p text:style-name="P23">calculate how many investigators didn't take their turn yet, and:</text:p>
          <text:list>
            <text:list-item>
              <text:p text:style-name="P23">if the result is 0, or the game option "Loop until investigators done" is unchecked - jump to step I3;</text:p>
            </text:list-item>
            <text:list-item>
              <text:p text:style-name="P23">if the result is 1 or greater - <text:span text:style-name="T25">jump to step I2.</text:span></text:p>
            </text:list-item>
          </text:list>
        </text:list-item>
      </text:list>
      <text:p text:style-name="P9"/>
      <text:p text:style-name="P4">On step E2 the game will:</text:p>
      <text:list xml:id="list659588307" text:style-name="L15">
        <text:list-item>
          <text:p text:style-name="P24">if there are ready enemies in play (except off-map) - log a reminder message.</text:p>
        </text:list-item>
      </text:list>
      <text:p text:style-name="P9"/>
      <text:p text:style-name="P4">On step E3 the game will:</text:p>
      <text:list xml:id="list3369673631" text:style-name="L16">
        <text:list-item>
          <text:p text:style-name="P25">if there are ready enemies in play (except off-map) - log a reminder message.</text:p>
        </text:list-item>
      </text:list>
      <text:p text:style-name="P9"/>
      <text:p text:style-name="P4">On step U2 the game will:</text:p>
      <text:list xml:id="list444279771" text:style-name="L17">
        <text:list-item>
          <text:p text:style-name="P26">flip each non-eliminated <text:span text:style-name="T25">Mini Investigator card in Locations</text:span> to its colored side.</text:p>
        </text:list-item>
      </text:list>
      <text:p text:style-name="P9"/>
      <text:p text:style-name="P4">On step U3 the game will:</text:p>
      <text:list xml:id="list1598886420" text:style-name="L18">
        <text:list-item>
          <text:p text:style-name="P27"><text:span text:style-name="T25">if there are any exhausted cards - </text:span>ask the advancing player whether to ready <text:span text:style-name="T25">them</text:span>.</text:p>
        </text:list-item>
      </text:list>
      <text:p text:style-name="P9"/>
      <text:p text:style-name="P4">On step U4 the game will:</text:p>
      <text:list xml:id="list350838988" text:style-name="L19">
        <text:list-item>
          <text:p text:style-name="P28">ask each investigator (in player order) to draw 1 player card;</text:p>
        </text:list-item>
        <text:list-item>
          <text:p text:style-name="P28">ask each investigator (in player order) to gain 1 resource.</text:p>
        </text:list-item>
      </text:list>
      <text:p text:style-name="P9"/>
      <text:p text:style-name="P4">On step U5 the game will:</text:p>
      <text:list xml:id="list733614617" text:style-name="L20">
        <text:list-item>
          <text:p text:style-name="P29">ask each investigator (in player order) with more than 8 cards to discard the required number of cards.</text:p>
        </text:list-item>
      </text:list>
      <text:p text:style-name="P9"/>
      <text:p text:style-name="P10"><text:span text:style-name="T14">Chaos Bag<text:line-break/></text:span><text:span text:style-name="T6">There are several operations that can be performed with the Chaos Bag group and its contents (Chaos Tokens). Chaos Bag is filled with Chaos Tokens during scenario setup procedure, based on the difficulty level selected.</text:span></text:p>
      <text:p text:style-name="P9"/>
      <text:list xml:id="list797557740" text:style-name="L21">
        <text:list-item>
          <text:p text:style-name="P30">Revealing a random Chaos Token from the Chaos Bag. Revealed Chaos Tokens are moved to the Void group. They can be returned to the Chaos Bag by using Discard functionality (Bless and Curse tokens are removed from the game instead).</text:p>
        </text:list-item>
        <text:list-item>
          <text:p text:style-name="P30">Naming a Chaos Token type, so that it shows up in the log.</text:p>
        </text:list-item>
        <text:list-item>
          <text:p text:style-name="P30">Browsing the Chaos Bag.</text:p>
        </text:list-item>
        <text:list-item>
          <text:p text:style-name="P30">Counting (by type) all Chaos Tokens in the game.</text:p>
        </text:list-item>
        <text:list-item>
          <text:p text:style-name="P30"><text:soft-page-break/>Adding a Chaos Token of a selected type to the Chaos Bag, if the maximum number of Chaos Token of that type has not yet been reached.</text:p>
        </text:list-item>
        <text:list-item>
          <text:p text:style-name="P30">Removing a Chaos Token of a selected type from the Chaos Bag, if such token is present in the Chaos Bag.</text:p>
        </text:list-item>
      </text:list>
      <text:p text:style-name="P9"/>
      <text:list xml:id="list62704690" text:style-name="L22">
        <text:list-item>
          <text:p text:style-name="P54"><text:span text:style-name="T1">To reveal a random Chaos Token, use </text:span><text:span text:style-name="T23">C</text:span><text:span text:style-name="T1"> hotkey or "Reveal a Chaos Token" Void group menu option.</text:span></text:p>
        </text:list-item>
        <text:list-item>
          <text:p text:style-name="P54"><text:span text:style-name="T1">To name a Chaos Token, use </text:span><text:span text:style-name="T23">H</text:span><text:span text:style-name="T1"> hotkey or "Name a Chaos Token" Void group menu option.</text:span></text:p>
        </text:list-item>
        <text:list-item>
          <text:p text:style-name="P54"><text:span text:style-name="T1">To add a Curse Chaos Token to the Chaos Bag, use </text:span><text:span text:style-name="T23">U</text:span><text:span text:style-name="T1"> hotkey or "Add Curse" Void group menu option.</text:span></text:p>
        </text:list-item>
        <text:list-item>
          <text:p text:style-name="P54"><text:span text:style-name="T1">To remove a Curse Chaos Token to the Chaos Bag, use </text:span><text:span text:style-name="T23">Shift+U</text:span><text:span text:style-name="T1"> hotkey or "Remove Curse" Void group menu option.</text:span></text:p>
        </text:list-item>
        <text:list-item>
          <text:p text:style-name="P54"><text:span text:style-name="T1">To add a Bless Chaos Token to the Chaos Bag, use </text:span><text:span text:style-name="T23">Y</text:span><text:span text:style-name="T1"> hotkey or "Add Bless" Void group menu option.</text:span></text:p>
        </text:list-item>
        <text:list-item>
          <text:p text:style-name="P54"><text:span text:style-name="T1">To remove a Bless Chaos Token to the Chaos Bag, use </text:span><text:span text:style-name="T23">Shift+Y</text:span><text:span text:style-name="T1"> hotkey or "Remove Bless" Void group menu option.</text:span></text:p>
        </text:list-item>
        <text:list-item>
          <text:p text:style-name="P54"><text:span text:style-name="T1">To toggle (show &amp; hide) Chaos Bag group, use </text:span><text:span text:style-name="T23">B</text:span><text:span text:style-name="T1"> hotkey or "Toggle Chaos Bag" Void group menu option.</text:span></text:p>
        </text:list-item>
        <text:list-item>
          <text:p text:style-name="P31">To count all Chaos Tokens in the game, use "Count Chaos Tokens" Plugin Options menu option.</text:p>
        </text:list-item>
        <text:list-item>
          <text:p text:style-name="P31">To add a Chaos Token to the Chaos Bag, use "Add a Chaos Token" Plugin Options menu option.</text:p>
        </text:list-item>
        <text:list-item>
          <text:p text:style-name="P31">To remove a Chaos Token from the Chaos Bag, use "Remove a Chaos Token" Plugin Options menu option.</text:p>
        </text:list-item>
      </text:list>
      <text:p text:style-name="P9"/>
      <text:p text:style-name="P10"><text:span text:style-name="T14">Clues<text:line-break/></text:span><text:span text:style-name="T6">When a </text:span><text:span text:style-name="T8">L</text:span><text:span text:style-name="T6">ocation card, that is in the Locations group, is flipped faceup, the game will automatically place on it the default number of clues (honoring "per investigator" icon, if present). Adjust them, if that number is incorrect due to effects of some other cards.</text:span></text:p>
      <text:p text:style-name="P9"/>
      <text:p text:style-name="P10"><text:span text:style-name="T14">Control(ler)<text:line-break/></text:span><text:span text:style-name="T6">Control can change during the game, when a card moves to a group that sets new controller. The only groups that do not change controller are: </text:span><text:span text:style-name="T9">Locations</text:span><text:span text:style-name="T6">, Void and Off Map. Groups with "Player" in their name set controller to respective player, while the rest set controller to "scenario". </text:span><text:span text:style-name="T13">Non-Player Cards controlled by the scenario do not change controller. </text:span><text:span text:style-name="T6">Control affects what happens with cards when a player is eliminated.</text:span></text:p>
      <text:p text:style-name="P9"/>
      <text:list xml:id="list700944224" text:style-name="L23">
        <text:list-item>
          <text:p text:style-name="P32">To view card's controller, use "Info" faceup card menu option.</text:p>
        </text:list-item>
      </text:list>
      <text:p text:style-name="P9"/>
      <text:p text:style-name="P10"><text:span text:style-name="T14">Cost<text:line-break/></text:span><text:span text:style-name="T6">When a card with cost, that isn't controlled by the scenario, that is out of play is dragged into play or played using </text:span><text:span text:style-name="T10">card </text:span><text:span text:style-name="T6">menu option, the game will automatically subtract the default number of resource tokens from its controller's pool. Adjust them, if that number is incorrect due to effects of some other cards.</text:span></text:p>
      <text:p text:style-name="P9"/>
      <text:p text:style-name="P10"><text:soft-page-break/><text:span text:style-name="T14">Detach<text:line-break/></text:span><text:span text:style-name="T6">Cards, that are attached, </text:span><text:span text:style-name="T19">that aren't Lead Investigator Token</text:span><text:span text:style-name="T4"> </text:span><text:span text:style-name="T6">- can be detached.</text:span></text:p>
      <text:p text:style-name="P9"/>
      <text:list xml:id="list2594464842" text:style-name="L24">
        <text:list-item>
          <text:p text:style-name="P55"><text:span text:style-name="T1">To detach a card, use </text:span><text:span text:style-name="T23">D</text:span><text:span text:style-name="T1"> hotkey or "Detach" card menu option.</text:span></text:p>
        </text:list-item>
      </text:list>
      <text:p text:style-name="P9"/>
      <text:p text:style-name="P10"><text:span text:style-name="T14">Discard<text:line-break/></text:span><text:span text:style-name="T6">Some cards can be discarded. All cards attached to a discarded card are discarded first. In case of cards that can go to either the Victory Display or Discard group, the game will ask the discarding player where to move the card to.</text:span></text:p>
      <text:p text:style-name="P9"/>
      <text:list xml:id="list2281259737" text:style-name="L25">
        <text:list-item>
          <text:p text:style-name="P33">Cards that are in <text:span text:style-name="T28">D</text:span>ecks - can be discarded to the top of the corresponding Discard group.</text:p>
        </text:list-item>
        <text:list-item>
          <text:p text:style-name="P33">Cards that are Chaos Tokens, that aren't already in the Chaos Bag group - can be returned to the Chaos Bag group or removed from the game (if they are Bless or Curse tokens).</text:p>
        </text:list-item>
        <text:list-item>
          <text:p text:style-name="P33">Cards that are either a Key Token / Flooded Token / Seal Token, that aren't already in the Tokens group - can be discarded to the Tokens group.</text:p>
        </text:list-item>
        <text:list-item>
          <text:p text:style-name="P33">Cards that are in hand, that have Victory keyword or that are either Encounter Cards / Player Cards / cards with source - can be moved to Victory Display (only those with Victory keyword) or discarded to the top of the corresponding Discard* group.</text:p>
        </text:list-item>
        <text:list-item>
          <text:p text:style-name="P33">Cards that are in play, that are either Asset / Treachery / Event / Skill / Enemy / Mini Concealed, that aren't permanent, that have Victory keyword or that are either Encounter Cards / Player Cards / cards with source - can be moved to Victory Display (only those with Victory keyword) or discarded to the top of the corresponding Discard* group.</text:p>
        </text:list-item>
      </text:list>
      <text:p text:style-name="P9"/>
      <text:p text:style-name="P5">* - in case card owner was eliminated from the game, the card will go the the corresponding Removed group instead of the <text:bookmark-start text:name="__DdeLink__9_3910120831"/>corresponding<text:bookmark-end text:name="__DdeLink__9_3910120831"/> Discard group.</text:p>
      <text:p text:style-name="P9"/>
      <text:list xml:id="list2558760194" text:style-name="L26">
        <text:list-item>
          <text:p text:style-name="P56"><text:span text:style-name="T1">To discard a card, use </text:span><text:span text:style-name="T23">X</text:span><text:span text:style-name="T1"> hotkey or "Discard" card menu option.</text:span></text:p>
        </text:list-item>
        <text:list-item>
          <text:p text:style-name="P34">To discard N random cards from hand, use "Discard N random cards" <text:span text:style-name="T27">Player </text:span>Hand group menu option.</text:p>
        </text:list-item>
      </text:list>
      <text:p text:style-name="P9"/>
      <text:p text:style-name="P10"><text:span text:style-name="T14">Draw<text:line-break/></text:span><text:span text:style-name="T6">All decks allow drawing the top card (if present). Drawing via action handles reshuffling paired discard pile into given deck in case it's empty before drawing a card, and suggests adding 1 horror to the relevant Investigator, if it was a player's deck that was empty. During scenario setup procedure drawing from player's deck also handles ignoring Weakness cards, which are placed below the deck (and the deck is then shuffled automatically after drawing ends).</text:span></text:p>
      <text:p text:style-name="P9"/>
      <text:list xml:id="list529296660" text:style-name="L27">
        <text:list-item>
          <text:p text:style-name="P57"><text:span text:style-name="T1">To draw a card from your Player's Deck, use </text:span><text:span text:style-name="T23">W</text:span><text:span text:style-name="T1"> hotkey or "Draw Player card" Deck group menu option.</text:span></text:p>
        </text:list-item>
        <text:list-item>
          <text:p text:style-name="P57"><text:soft-page-break/><text:span text:style-name="T1">To draw a card from the Encounter Deck, use </text:span><text:span text:style-name="T23">Q</text:span><text:span text:style-name="T1"> hotkey or "Draw Encounter card" Deck group menu option.</text:span></text:p>
        </text:list-item>
        <text:list-item>
          <text:p text:style-name="P35">To draw a card from any other deck, use "Draw card" Deck group menu option.</text:p>
        </text:list-item>
      </text:list>
      <text:p text:style-name="P9"/>
      <text:p text:style-name="P10"><text:span text:style-name="T14">Elimination<text:line-break/></text:span><text:span text:style-name="T6">Once a scenario is loaded and initialized it is possible to eliminate any Investigator once. New lead investigator is selected automatically or by first player's choice (if possible). Investigator's turn is ended (if possible). All tokens except clues on the Investigator card are zeroed. When there are clues on the Investigator card, a message is logged that reminds about placing them at the location they are at. All cards attached to controlled Player Cards, that will be removed from the game, are discarded. All cards in player's threat area that aren't enemies are discarded. If there are enemies in player's threat area, a message is logged that reminds about placing them at the location they are at. All controlled Player Cards, that aren't removed or exiled, are removed from the game. Player's resources are set to 0.</text:span></text:p>
      <text:p text:style-name="P9"/>
      <text:list xml:id="list123005107" text:style-name="L28">
        <text:list-item>
          <text:p text:style-name="P36">To eliminate an Investigator, use "Eliminate" card menu option.</text:p>
        </text:list-item>
      </text:list>
      <text:p text:style-name="P9"/>
      <text:p text:style-name="P10"><text:span text:style-name="T14">Exhaust<text:line-break/></text:span><text:span text:style-name="T6">Cards </text:span><text:span text:style-name="T19">that are either an Asset / Treachery / Event / Skill / Enemy / Key</text:span><text:span text:style-name="T6">, that are in </text:span><text:span text:style-name="T11">advanced groups</text:span><text:span text:style-name="T6"> - can be exhausted, that is rotated 90 degrees clockwise or, if the card is already rotated, have their freeze counter (represented by a clock token) increased by one instead.</text:span></text:p>
      <text:p text:style-name="P9"/>
      <text:list xml:id="list1413119102" text:style-name="L29">
        <text:list-item>
          <text:p text:style-name="P58"><text:span text:style-name="T1">To exhaust a card, use </text:span><text:span text:style-name="T23">E</text:span><text:span text:style-name="T1"> hotkey or "Exhaust" card menu option.</text:span></text:p>
        </text:list-item>
      </text:list>
      <text:p text:style-name="P9"/>
      <text:p text:style-name="P10"><text:span text:style-name="T14">Exile<text:line-break/></text:span><text:span text:style-name="T6">Cards that aren't owned by the scenario, that aren't in Not in Play / Victory Display / Tokens / Chaos Bag / Removed / Exiled, that are faceup or in hand, that are regular Player Cards - can be exiled from the game, that is moved to their owner's Exiled group. All cards attached to an exiled card are discarded first.</text:span></text:p>
      <text:p text:style-name="P9"/>
      <text:list xml:id="list1039928625" text:style-name="L30">
        <text:list-item>
          <text:p text:style-name="P37">To exile a card from the game, use "Exile from the game" card menu option.</text:p>
        </text:list-item>
        <text:list-item>
          <text:p text:style-name="P37">To browse (show) Exiled group, use "Browse Exiled" <text:span text:style-name="T29">Player </text:span>Discard group menu option.</text:p>
        </text:list-item>
      </text:list>
      <text:p text:style-name="P9"/>
      <text:p text:style-name="P10"><text:span text:style-name="T14">Flip<text:line-break/></text:span><text:span text:style-name="T6">Cards </text:span><text:span text:style-name="T19">that are either an Investigator / Asset / Treachery / Event / Skill / Enemy / Scenario / </text:span><text:span text:style-name="T20">Reference / </text:span><text:span text:style-name="T19">Location / Story / Key / Chaos Token / Key Token / Flooded Token / Seal Token / Mini Concealed / Player Card / Encounter Card / Concealed Card</text:span><text:span text:style-name="T6">, that are either in </text:span><text:span text:style-name="T12">advanced group</text:span><text:span text:style-name="T6"> / Tokens / Chaos Bag / Exiled / </text:span><text:span text:style-name="T12">Removed</text:span><text:span text:style-name="T6"> - can be flipped, that is turned facedown (if faceup) or faceup (if facedown).</text:span></text:p>
      <text:p text:style-name="P9"/>
      <text:list xml:id="list3162886218" text:style-name="L31">
        <text:list-item>
          <text:p text:style-name="P59"><text:span text:style-name="T1">To flip a card, use </text:span><text:span text:style-name="T23">F</text:span><text:span text:style-name="T1"> hotkey or "Flip" card menu option.</text:span></text:p>
        </text:list-item>
      </text:list>
      <text:p text:style-name="P9"/>
      <text:p text:style-name="P10"><text:soft-page-break/><text:span text:style-name="T14">Generic functions<text:line-break/></text:span><text:span text:style-name="T6">Some function are common for all groups of the same type.</text:span></text:p>
      <text:p text:style-name="P9"/>
      <text:list xml:id="list784853872" text:style-name="L32">
        <text:list-item>
          <text:p text:style-name="P38">To shuffle a deck, use "Shuffle deck" Deck group menu option.</text:p>
        </text:list-item>
        <text:list-item>
          <text:p text:style-name="P48">To shuffle top 2 to 11 cards of a deck, use "Shuffle top N cards" Deck group menu option.</text:p>
        </text:list-item>
        <text:list-item>
          <text:p text:style-name="P38">To shuffle a pile, use "Shuffle pile" Pile group menu option.</text:p>
        </text:list-item>
        <text:list-item>
          <text:p text:style-name="P38">To shuffle a discard pile into matching deck, use "Shuffle into deck" Discard group menu option.</text:p>
        </text:list-item>
        <text:list-item>
          <text:p text:style-name="P49">To target N random cards in hand, use "Target N random cards" <text:span text:style-name="T27">Player </text:span>Hand group menu option.</text:p>
        </text:list-item>
      </text:list>
      <text:p text:style-name="P9"/>
      <text:p text:style-name="P10"><text:span text:style-name="T14">Investigator's turn<text:line-break/></text:span><text:span text:style-name="T6">Investigator's turn can be started only if the scenario has been initialized, other investigator doesn't have their turn now, the investigator was not eliminated, Mini Investigator card is on its colored side in Locations, and the step is either I1 / W2 / I2. Investigator and Mini Investigator cards are highlighted during their turn.</text:span></text:p>
      <text:p text:style-name="P9"/>
      <text:list xml:id="list3992834856" text:style-name="L33">
        <text:list-item>
          <text:p text:style-name="P60"><text:span text:style-name="T1">To start investigator's turn, use </text:span><text:span text:style-name="T23">I</text:span><text:span text:style-name="T1"> hotkey or "Start turn" card menu option.</text:span></text:p>
        </text:list-item>
      </text:list>
      <text:p text:style-name="P9"/>
      <text:p text:style-name="P3">Looking at<text:line-break/><text:span text:style-name="T2">Sometimes there's a need to see the cards in a deck or pile.</text:span></text:p>
      <text:p text:style-name="P9"/>
      <text:list xml:id="list2791842303" text:style-name="L34">
        <text:list-item>
          <text:p text:style-name="P39">To look at full deck or pile contents, use the "eye" button.</text:p>
        </text:list-item>
        <text:list-item>
          <text:p text:style-name="P39">To look at the top 1 to 10 cards of a deck, use "Look at top N cards" Deck group menu option.</text:p>
        </text:list-item>
      </text:list>
      <text:p text:style-name="P9"/>
      <text:p text:style-name="P12"><text:span text:style-name="T14">Owner(ship)<text:line-break/></text:span><text:span text:style-name="T6">Ownership is permanent and is set only once, when a card is first created (loaded) in the game. </text:span><text:span text:style-name="T12">Player groups</text:span><text:span text:style-name="T6"> set owner to </text:span><text:span text:style-name="T12">the corresponding</text:span><text:span text:style-name="T6"> player, while the rest set owner to "scenario". Ownership is important when discarding / removing / exiling card</text:span><text:span text:style-name="T12">s</text:span><text:span text:style-name="T6"> from the game, as </text:span><text:span text:style-name="T12">they</text:span><text:span text:style-name="T6"> will be always moved to </text:span><text:span text:style-name="T12">their</text:span><text:span text:style-name="T6"> owner's, not controller's, group.</text:span></text:p>
      <text:p text:style-name="P9"/>
      <text:list xml:id="list457688533" text:style-name="L35">
        <text:list-item>
          <text:p text:style-name="P40">To view card's owner, use "Info" card menu option.</text:p>
        </text:list-item>
      </text:list>
      <text:p text:style-name="P9"/>
      <text:p text:style-name="P10"><text:span text:style-name="T14">Play<text:line-break/></text:span><text:span text:style-name="T6">Some cards in hand can be played, that is moved automatically to the usual location for given card type. Assets are placed in controller's Play Area group. Events and Skills are placed in the Void group. Treacheries and Enemies are placed in controller's Threat group.</text:span></text:p>
      <text:p text:style-name="P9"/>
      <text:list xml:id="list1707600907" text:style-name="L36">
        <text:list-item>
          <text:p text:style-name="P61"><text:span text:style-name="T1">To play a card, use </text:span><text:span text:style-name="T23">P</text:span><text:span text:style-name="T1"> hotkey or "Play" card menu option.</text:span></text:p>
        </text:list-item>
      </text:list>
      <text:p text:style-name="P9"/>
      <text:p text:style-name="P10"><text:span text:style-name="T14">Ready<text:line-break/></text:span><text:span text:style-name="T6">Cards that are in groups which allow attachments, that are exhausted, </text:span><text:span text:style-name="T19">that are either an Asset / Treachery / </text:span><text:soft-page-break/><text:span text:style-name="T19">Event / Skill / Enemy / Key</text:span><text:span text:style-name="T4"> </text:span><text:span text:style-name="T6">- can be readied, that is rotated 90 degrees counterclockwise or, if the card is has positive freeze counter, have their freeze counter (represented by a clock token) decreased by one instead.</text:span></text:p>
      <text:p text:style-name="P9"/>
      <text:list xml:id="list2105561426" text:style-name="L37">
        <text:list-item>
          <text:p text:style-name="P62"><text:span text:style-name="T1">To ready a card, use </text:span><text:span text:style-name="T23">R</text:span><text:span text:style-name="T1"> hotkey or "Ready" card menu option.</text:span></text:p>
        </text:list-item>
      </text:list>
      <text:p text:style-name="P9"/>
      <text:p text:style-name="P10"><text:span text:style-name="T14">Remove<text:line-break/></text:span><text:span text:style-name="T6">Cards that aren't in Not in Play / Victory Display / Tokens / Chaos Bag / Removed / Exiled, that are either an Asset / Treachery / Event / Skill / Enemy / Location / Story / Key / eliminated Investigator / eliminated Mini Investigator - can be removed from the game, that is moved to their owner's Removed group. All cards attached to a removed card are discarded first.</text:span></text:p>
      <text:p text:style-name="P9"/>
      <text:list xml:id="list3311333391" text:style-name="L38">
        <text:list-item>
          <text:p text:style-name="P41">To remove a card from the game, use "Remove from the game" card menu option.</text:p>
        </text:list-item>
        <text:list-item>
          <text:p text:style-name="P41">To browse (show) Removed group, use "Browse Removed" Discard group menu option.</text:p>
        </text:list-item>
      </text:list>
      <text:p text:style-name="P9"/>
      <text:p text:style-name="P10"><text:span text:style-name="T14">Sideboard<text:line-break/></text:span><text:span text:style-name="T6">Sideboard consists of Off Map, Not in Play, Victory Display, Tokens, 4 extra Act </text:span><text:span text:style-name="T12">Deck </text:span><text:span text:style-name="T6">groups (B-E), 3 extra paired Deck and Discard groups (A-C), and 4 extra Pile groups (A-D).</text:span></text:p>
      <text:p text:style-name="P9"/>
      <text:list xml:id="list2920169236" text:style-name="L39">
        <text:list-item>
          <text:p text:style-name="P63"><text:span text:style-name="T1">To toggle (show &amp; hide) Sideboard, use </text:span><text:span text:style-name="T23">O</text:span><text:span text:style-name="T1"> hotkey or Scenario group menu option.</text:span></text:p>
        </text:list-item>
        <text:list-item>
          <text:p text:style-name="P63"><text:span text:style-name="T1">To toggle Off Map group alone, use </text:span><text:span text:style-name="T23">M</text:span><text:span text:style-name="T1"> hotkey or Scenario group menu option.</text:span></text:p>
        </text:list-item>
        <text:list-item>
          <text:p text:style-name="P63"><text:span text:style-name="T1">To toggle Not in Play group alone, use </text:span><text:span text:style-name="T23">N</text:span><text:span text:style-name="T1"> hotkey or Scenario group menu option.</text:span></text:p>
        </text:list-item>
        <text:list-item>
          <text:p text:style-name="P63"><text:span text:style-name="T1">To toggle Victory Display group alone, use </text:span><text:span text:style-name="T23">V</text:span><text:span text:style-name="T1"> hotkey or Scenario group menu option.</text:span></text:p>
        </text:list-item>
        <text:list-item>
          <text:p text:style-name="P63"><text:span text:style-name="T1">To toggle Tokens group alone, use </text:span><text:span text:style-name="T23">K</text:span><text:span text:style-name="T1"> hotkey or Scenario group menu option.</text:span></text:p>
        </text:list-item>
      </text:list>
      <text:p text:style-name="P9"/>
      <text:p text:style-name="P3">Skill tests<text:line-break/><text:span text:style-name="T2">The game can calculate modified skill value in tests, based on investigator's skill and cards / tokens in the Void. Investigator's base skill value, skill modifiers from all cards in the Void (including "wild" symbols), and numbered chaos tokens in the Void are all taken into account. Only three chaos symbols are resolved automatically: Auto Fail sets final skill value to 0, Bless counts as +2, and Curse counts as -2. Other symbols, if present, are listed after the calculated skill value as a reminder to apply their effects manually.</text:span></text:p>
      <text:p text:style-name="P9"/>
      <text:list xml:id="list2355913849" text:style-name="L40">
        <text:list-item>
          <text:p text:style-name="P64"><text:span text:style-name="T1">To calculate investigator's willpower value, use </text:span><text:span text:style-name="T23">7</text:span><text:span text:style-name="T1"> hotkey or card menu option.</text:span></text:p>
        </text:list-item>
        <text:list-item>
          <text:p text:style-name="P64"><text:span text:style-name="T1">To calculate investigator's intellect value, use </text:span><text:span text:style-name="T23">8</text:span><text:span text:style-name="T1"> hotkey or card menu option.</text:span></text:p>
        </text:list-item>
        <text:list-item>
          <text:p text:style-name="P64"><text:span text:style-name="T1">To calculate investigator's combat value, use </text:span><text:span text:style-name="T23">9</text:span><text:span text:style-name="T1"> hotkey or card menu option.</text:span></text:p>
        </text:list-item>
        <text:list-item>
          <text:p text:style-name="P64"><text:span text:style-name="T1">To calculate investigator's agility value, use </text:span><text:span text:style-name="T23">0</text:span><text:span text:style-name="T1"> hotkey or card menu option.</text:span></text:p>
        </text:list-item>
      </text:list>
      <text:p text:style-name="P9"/>
      <text:p text:style-name="P10"><text:span text:style-name="T14">Source<text:line-break/></text:span><text:span text:style-name="T6">Source of a card is permanent and is set only once, when a card is first created (loaded) in the game. Cards created in one of the Sideboard Decks / Discards / Piles will record that group as their source. Source is </text:span><text:soft-page-break/><text:span text:style-name="T6">important when discarding non-Encounter non-Player cards, as they will return to their "source" Discard / Pile.</text:span></text:p>
      <text:p text:style-name="P9"/>
      <text:list xml:id="list791602634" text:style-name="L41">
        <text:list-item>
          <text:p text:style-name="P42">To view card's source, use "Info" card menu option.</text:p>
        </text:list-item>
      </text:list>
      <text:p text:style-name="P9"/>
      <text:p text:style-name="P10"><text:span text:style-name="T14">Uses<text:line-break/></text:span><text:span text:style-name="T6">When a card with Uses keyword that is out of play is dragged into play or played using </text:span><text:span text:style-name="T12">card </text:span><text:span text:style-name="T6">menu option, the game will automatically place the default number of resource tokens on it. Adjust them, if that number is incorrect due to effects of some other cards.</text:span></text:p>
      <text:p text:style-name="P9"/>
      <text:p text:style-name="P10"><text:span text:style-name="T14">Victory Display, Victory Points<text:line-break/></text:span><text:span text:style-name="T6">When discarding a card with Victory from play or hand, the game will move it to the Victory Display instead (or ask where to move it, if the card could be also discarded normally).</text:span></text:p>
      <text:p text:style-name="P9"/>
      <text:list xml:id="list1098118217" text:style-name="L42">
        <text:list-item>
          <text:p text:style-name="P43">To calculate total VP scored, use "Calculate Victory Points" Victory Display group menu option.</text:p>
        </text:list-item>
      </text:list>
      <text:p text:style-name="P9"/>
      <text:p text:style-name="P10"><text:span text:style-name="T14">Void<text:line-break/></text:span><text:span text:style-name="T6">This is the group to place cards that aren't staying in play for long like Events or Skills, so that everyone sees them before they are resolved. Revealed Chaos Tokens are also placed here.</text:span></text:p>
      <text:p text:style-name="P9"/>
      <text:list xml:id="list2784973797" text:style-name="L43">
        <text:list-item>
          <text:p text:style-name="P65"><text:span text:style-name="T1">To discard all cards and tokens in the Void, use </text:span><text:span text:style-name="T23">Shift+X</text:span><text:span text:style-name="T1"> hotkey or "Discard Void" Void group menu option. It is assumed each player discard their own cards, while the player who initiated this action discards also all the cards and tokens controlled by the scenario.</text:span></text:p>
        </text:list-item>
      </text:list>
      <text:p text:style-name="P9"/>
      <text:p text:style-name="P10"><text:span text:style-name="T14">Weakness<text:line-break/></text:span><text:span text:style-name="T6">The game handles Random Basic Weakness placeholder in decks imported from ArkhamDB. During scenario init they are replaced with a random yet-unused Basic Weakness card chosen from sets of cards used in players' decks (Core Set is always assumed to be us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4T21:57:25.099247984</meta:creation-date>
    <dc:date>2024-07-19T14:11:02.926415271</dc:date>
    <meta:editing-duration>PT1H27M40S</meta:editing-duration>
    <meta:editing-cycles>13</meta:editing-cycles>
    <meta:generator>LibreOffice/7.3.7.2$Linux_X86_64 LibreOffice_project/30$Build-2</meta:generator>
    <meta:document-statistic meta:table-count="0" meta:image-count="0" meta:object-count="0" meta:page-count="11" meta:paragraph-count="195" meta:word-count="4201" meta:character-count="23132" meta:non-whitespace-character-count="19257"/>
  </office:meta>
</office:document-meta>
</file>